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fo:color="#0000ff" style:font-name="Arial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fo:color="#004586" style:font-name="Arial" fo:font-size="20pt" fo:font-weight="normal" style:font-size-asian="20pt" style:font-weight-asian="normal" style:font-size-complex="20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1"/>
    </style:style>
    <style:style style:name="P7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000000" style:font-name="FreeSans" fo:font-size="11pt" style:font-size-asian="11pt" style:font-size-complex="11pt"/>
    </style:style>
    <style:style style:name="T1" style:family="text">
      <style:text-properties fo:color="#0000ff"/>
    </style:style>
    <style:style style:name="T2" style:family="text">
      <style:text-properties fo:color="#0000ff" style:font-name="Arial" fo:font-size="10pt" style:font-size-asian="10pt" style:font-size-complex="10pt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/>
    </style:style>
    <style:style style:name="T12" style:family="text">
      <style:text-properties style:text-position="33% 80%" style:font-name="Arial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sl14 com participação especial no Conexões Globais<text:tab/></text:p>
      <text:p text:style-name="P1"><text:span text:style-name="T10">Nos dias 24 e 25 de maio, das 14h às 18h, o ativista do Software Livre Rodrigo Troian, coordenador da grade de programação do Fórum Internacional Software Livre, realiza </text:span><text:span text:style-name="T10">o </text:span><text:span text:style-name="T10"><text:s/>Install Fest, </text:span><text:span text:style-name="T10">em parceria com o educador Paulo. A ação é parte </text:span><text:span text:style-name="T10">da programação de oficinas do Conexões Globais</text:span><text:span text:style-name="T10"> e</text:span><text:span text:style-name="T10"> acontece no Jardim Lutzemberger da Casa da Cultura Mário Quintana.</text:span></text:p>
      <text:p text:style-name="P6">Os festivais de instalação de sistemas operacionais GNU/Linux são uma tradição nos eventos da comunidade. Nessas reuniões informais, usuários avançados de GNU/Linux oferecerem orientações sobre a utilização de sistemas operacionais de código aberto, e a possibilidade de instalação gratuita de programas e aplicativos em computadores pessoais, que os participantes são convidados a levar. É possível inclusive instalar um sistema GNU/Linux para experimentar, sem abrir mão de outros softwares já em uso.</text:p>
      <text:p text:style-name="P1"><text:span text:style-name="T11">A ação é uma prévia para a realização da 14</text:span><text:span text:style-name="T12">a</text:span><text:span text:style-name="T11"> edição do Fórum Internacional Software Livre (fisl14)</text:span><text:span text:style-name="T10">, que acontece entre os dias 3 e 6 de julho no Centro de Eventos da PUCRS e reunirá participantes de diversos países e Estados brasileiros em um dos maiores eventos da área de TI na América Latina. </text:span></text:p>
      <text:p text:style-name="P1"><text:span text:style-name="Strong_20_Emphasis"><text:span text:style-name="T3"/></text:span></text:p>
      <text:p text:style-name="P1"><text:span text:style-name="Strong_20_Emphasis"><text:span text:style-name="T3">S</text:span></text:span><text:span text:style-name="Strong_20_Emphasis"><text:span text:style-name="T3">obre o Fórum Internacional Software Livre (</text:span></text:span><text:span text:style-name="Strong_20_Emphasis"><text:span text:style-name="T3">FISL</text:span></text:span><text:span text:style-name="Strong_20_Emphasis"><text:span text:style-name="T3">)</text:span></text:span></text:p>
      <text:p text:style-name="P2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9"><text:span text:style-name="Strong_20_Emphasis"><text:span text:style-name="T5">As inscrições para participantes já estão abertas. Os ingressos custam de R$ 50 a R$ 280 e podem ser feitos através do site do evento (</text:span></text:span><text:a xlink:type="simple" xlink:href="http://www.fisl.org.br/"><text:span text:style-name="Strong_20_Emphasis">http://www.fisl.org.br</text:span></text:a><text:span text:style-name="Strong_20_Emphasis"><text:span text:style-name="T5">).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Porto Alegre, </text:span></text:span><text:span text:style-name="Strong_20_Emphasis"><text:span text:style-name="T4">16</text:span></text:span><text:span text:style-name="Strong_20_Emphasis"><text:span text:style-name="T4"> de maio</text:span></text:span><text:span text:style-name="Strong_20_Emphasis"><text:span text:style-name="T4"> de 2013</text:span></text:span></text:p>
      <text:p text:style-name="Text_20_body"><text:span text:style-name="Strong_20_Emphasis"><text:span text:style-name="T4"/></text:span></text:p>
      <text:p text:style-name="P7"><text:span text:style-name="T7">Núcleo de Atendimento 1</text:span><text:span text:style-name="T7">4</text:span><text:span text:style-name="T7">° Fórum Internacional Software Livre</text:span><text:span text:style-name="T9"><text:line-break/></text:span><text:span text:style-name="T8">Coordenação: </text:span><text:span text:style-name="T8">Livia Araujo</text:span><text:span text:style-name="T8"> – </text:span><text:span text:style-name="T8">livia</text:span><text:span text:style-name="T8">@enfato.com.br –</text:span><text:span text:style-name="T8"> 51 8151.</text:span><text:span text:style-name="T8">9026</text:span><text:span text:style-name="T9"><text:line-break/>Direção:Mariana Turkenicz– mariana@enfato.com.br – 51 8121.7062<text:line-break/></text:span></text:p>
      <text:p text:style-name="P7"><text:span text:style-name="T7">Enfato </text:span><text:span text:style-name="T7">multicomunicação</text:span></text:p>
      <text:p text:style-name="P3">+55 (51) 30.261.261</text:p>
      <text:p text:style-name="Text_20_body"><text:a xlink:type="simple" xlink:href="http://www.enfato.com.br/"><text:span text:style-name="T2">www.enfato.com.br</text:span></text:a><text:span text:style-name="T6"> </text:span></text:p>
      <text:p text:style-name="Text_20_body"><text:span text:style-name="T6">Twitter: </text:span><text:a xlink:type="simple" xlink:href="http://www.twitter.com/enfato"><text:span text:style-name="T2">@enfato</text:span></text:a></text:p>
      <text:p text:style-name="P3">Facebook: <text:span text:style-name="T1">enfatomulticomunicacao</text:span></text:p>
      <text:p text:style-name="P4">Empresa filiada à Abracom</text:p>
      <text:p text:style-name="P8"><text:span text:style-name="Strong_20_Emphasis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1:59:04.44</meta:creation-date>
    <dc:date>2013-05-16T15:39:56.54</dc:date>
    <meta:editing-duration>PT2H39M7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16" meta:word-count="399" meta:character-count="2598" meta:non-whitespace-character-count="2207"/>
  </office:meta>
</office:document-meta>
</file>